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efd8e5c"/>
    </style:style>
    <style:style style:name="T32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fo:font-size="8pt" style:font-size-asian="8pt" style:font-size-complex="8pt" loext:padding="0.049cm" loext:border="0.31pt solid #000000"/>
    </style:style>
    <style:style style:name="T334" style:family="text">
      <style:text-properties officeooo:rsid="0e5635a7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4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5" style:family="text">
      <style:text-properties officeooo:rsid="0f0ca65a"/>
    </style:style>
    <style:style style:name="T346" style:family="text">
      <style:text-properties officeooo:rsid="0f8f58bd"/>
    </style:style>
    <style:style style:name="T347" style:family="text">
      <style:text-properties officeooo:rsid="0f95a7a0"/>
    </style:style>
    <style:style style:name="T34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12">C</text:span></text:span><text:span text:style-name="Strong_20_Emphasis"><text:span text:style-name="T211">hecklist voor </text:span></text:span><text:span text:style-name="Strong_20_Emphasis"><text:span text:style-name="T213">de installatie</text:span></text:span><text:span text:style-name="Strong_20_Emphasis"><text:span text:style-name="T211"> van </text:span>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<text:span text:style-name="Strong_20_Emphasis"><text:span text:style-name="T219"><text:user-field-get text:name="Version">22.04</text:user-field-get></text:span></text:span><text:span text:style-name="Strong_20_Emphasis"><text:span text:style-name="T215"><text:s/></text:span></text:span><text:span text:style-name="Strong_20_Emphasis"><text:span text:style-name="T216">LTS</text:span></text:span><text:span text:style-name="Strong_20_Emphasis"><text:span text:style-name="T216"><text:note text:id="ftn1" text:note-class="footnote"><text:note-citation>1</text:note-citation><text:note-body><text:p text:style-name="P85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38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2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7"> </text:span></text:span><text:span text:style-name="Strong_20_Emphasis"><text:span text:style-name="T218"><text:user-field-get text:name="Edition">Desktop</text:user-field-get></text:span></text:span><text:span text:style-name="Strong_20_Emphasis"><text:span text:style-name="T214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45">ONDERSTREEPTE</text:span></text:span><text:span text:style-name="T1"> </text:span><text:span text:style-name="T15">woorden</text:span><text:span text:style-name="T14"> het</text:span><text:span text:style-name="Strong_20_Emphasis"><text:span text:style-name="T278"> </text:span></text:span><text:span text:style-name="Strong_20_Emphasis"><text:span text:style-name="T279">tekstvak</text:span></text:span><text:span text:style-name="T15"> </text:span><text:span text:style-name="T20">in,</text:span><text:span text:style-name="T15"> </text:span><text:span text:style-name="T295">zie </text:span><text:span text:style-name="T325">[</text:span><text:span text:style-name="T295">toelichting</text:span><text:span text:style-name="T325">]</text:span><text:span text:style-name="T15">:</text:span></text:p>
      <text:p text:style-name="P1"><text:span text:style-name="Definition"><text:span text:style-name="T24">GEBRUIKER</text:span></text:span><text:span text:style-name="T303"><text:tab/><text:tab/></text:span><text:span text:style-name="T324"> <text:tab/><text:tab/></text:span><text:span text:style-name="T304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4"><text:tab/></text:span><text:span text:style-name="T305">[</text:span><text:span text:style-name="T298">volledige naam, bijv. </text:span><text:span text:style-name="T299">J</text:span><text:span text:style-name="T322">a</text:span><text:span text:style-name="T299">n </text:span><text:span text:style-name="T322">Jansen</text:span><text:span text:style-name="T323">]</text:span></text:p>
      <text:p text:style-name="P67"><text:span text:style-name="Definition"><text:span text:style-name="T297">g</text:span></text:span><text:span text:style-name="Definition">ebruikersnaam</text:span><text:span text:style-name="T296"><text:tab/></text:span><text:span text:style-name="T296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6"><text:tab/></text:span><text:span text:style-name="T7">[</text:span><text:span text:style-name="T6">korte naam, bijv. </text:span><text:span text:style-name="T225">j</text:span><text:span text:style-name="T226">a</text:span><text:span text:style-name="T225">n</text:span><text:span text:style-name="T227">]</text:span></text:p>
      <text:p text:style-name="P4"><text:span text:style-name="Definition">COMPUTERNAAM</text:span><text:span text:style-name="T306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11">[</text:span><text:span text:style-name="T307">naam van de compute</text:span><text:span text:style-name="T308">r, </text:span><text:span text:style-name="T309">bijv. </text:span><text:span text:style-name="T310">pc02</text:span><text:span text:style-name="T311">]</text:span></text:p>
      <text:p text:style-name="P2"><text:span text:style-name="Definition"><text:span text:style-name="T313">GEBRUIKER<text:tab/></text:span></text:span><text:span text:style-name="T312"><text:tab/></text:span><text:span text:style-name="T324"> <text:tab/><text:tab/></text:span><text:span text:style-name="T304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4"><text:tab/></text:span><text:span text:style-name="T305">[</text:span><text:span text:style-name="T298">volledige naam </text:span><text:span text:style-name="T300">evt. </text:span><text:span text:style-name="T302">extra</text:span><text:span text:style-name="T300"> gebruiker</text:span><text:span text:style-name="T301">]</text:span></text:p>
      <text:p text:style-name="P60"><text:span text:style-name="Definition"><text:span text:style-name="T313">GEBRUIKERSN</text:span></text:span><text:span text:style-name="Definition"><text:span text:style-name="T314">aa</text:span></text:span><text:span text:style-name="Definition"><text:span text:style-name="T313">M</text:span></text:span><text:span text:style-name="Definition"><text:span text:style-name="T317"><text:tab/></text:span></text:span><text:span text:style-name="T296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6"><text:tab/></text:span><text:span text:style-name="T316">[</text:span><text:span text:style-name="T315">korte naam</text:span><text:span text:style-name="T318"> </text:span><text:span text:style-name="T319">evt. </text:span><text:span text:style-name="T321">extra</text:span><text:span text:style-name="T319"> gebruiker</text:span><text:span text:style-name="T320">]</text:span></text:p>
      <text:p text:style-name="P5"><text:span text:style-name="T228">Vervang </text:span><text:span text:style-name="T235">de</text:span><text:span text:style-name="T228"> </text:span><text:span text:style-name="Definition"><text:span text:style-name="T25">ONDERSTREEPTE</text:span></text:span><text:span text:style-name="T228"> </text:span><text:span text:style-name="T229">woorden </text:span><text:span text:style-name="T228">in deze checklist door </text:span><text:span text:style-name="T235">d</text:span><text:span text:style-name="T236">i</text:span><text:span text:style-name="T235">e </text:span><text:span text:style-name="T234">in </text:span><text:span text:style-name="T236">het</text:span><text:span text:style-name="Strong_20_Emphasis"><text:span text:style-name="T68"> </text:span></text:span><text:span text:style-name="Strong_20_Emphasis"><text:span text:style-name="T89">tekstvak</text:span></text:span><text:span text:style-name="T228">.</text:span></text:p>
      <text:p text:style-name="P45"/>
      <text:p text:style-name="P45"/>
      <text:p text:style-name="P3"><text:span text:style-name="T240">Nog niet op Linux?</text:span><text:span text:style-name="T230"><text:tab/></text:span><text:span text:style-name="T237"><text:tab/></text:span><text:span text:style-name="T238">G</text:span><text:span text:style-name="T231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39">Linux</text:span><text:span text:style-name="T233">.</text:span></text:p>
      <text:p text:style-name="P42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195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25"/>
      <text:p text:style-name="P25"/>
      <text:list xml:id="list250042941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1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3">gebruiker</text:span></text:span><text:span text:style-name="User_20_Entry"><text:span text:style-name="T166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7" draw:name="Vorm 2" draw:style-name="gr1" draw:text-style-name="P98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3" text:note-class="footnote"><text:note-citation>3</text:note-citation><text:note-body><text:p text:style-name="P65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1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6"><text:note text:id="ftn4" text:note-class="footnote"><text:note-citation>4</text:note-citation><text:note-body><text:p text:style-name="P66"><text:span text:style-name="T194">D</text:span>e <text:span text:style-name="T333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8" draw:name="Vorm 7" draw:style-name="gr1" draw:text-style-name="P98" svg:width="0.35cm" svg:height="0.35cm" draw:control="control19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1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99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5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117"> - </text:span></text:span><text:span text:style-name="Strong_20_Emphasis"><text:span text:style-name="T118">In</text:span></text:span><text:span text:style-name="Strong_20_Emphasis"><text:span text:style-name="T111">stallatie voorbereiden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8"/>
      <text:list xml:id="list122909306966665" text:continue-numbering="true" text:style-name="L1">
        <text:list-item>
          <text:p text:style-name="P95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98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6">Start de computer op vanaf</text:span><text:span text:style-name="T246"><text:note text:id="ftn5" text:note-class="footnote"><text:note-citation>1</text:note-citation><text:note-body><text:p text:style-name="P91"><text:span text:style-name="T188">B</text:span><text:span text:style-name="T189">ootmenu/</text:span><text:span text:style-name="T188">S</text:span><text:span text:style-name="T189">etup</text:span><text:span text:style-name="T187"> via </text:span><text:span text:style-name="T185">é</text:span><text:span text:style-name="T186">é</text:span><text:span text:style-name="T188">n van de </text:span><text:span text:style-name="Definition"><text:span text:style-name="T190">Veelgebruikte toetsen: </text:span></text:span><text:span text:style-name="Definition"><text:span text:style-name="T348">E</text:span></text:span><text:span text:style-name="Definition"><text:span text:style-name="T339">sc</text:span></text:span><text:span text:style-name="Definition"><text:span text:style-name="T190">, </text:span></text:span><text:span text:style-name="Definition"><text:span text:style-name="T340">D</text:span></text:span><text:span text:style-name="Definition"><text:span text:style-name="T339">elete</text:span></text:span><text:span text:style-name="Definition"><text:span text:style-name="T190">, </text:span></text:span><text:span text:style-name="Definition"><text:span text:style-name="T340">F</text:span></text:span><text:span text:style-name="Definition"><text:span text:style-name="T339">1</text:span></text:span><text:span text:style-name="Definition"><text:span text:style-name="T190">, </text:span></text:span><text:span text:style-name="Definition"><text:span text:style-name="T339">F2</text:span></text:span><text:span text:style-name="Definition"><text:span text:style-name="T190">, </text:span></text:span><text:span text:style-name="Definition"><text:span text:style-name="T340">F9, </text:span></text:span><text:span text:style-name="Definition"><text:span text:style-name="T341">F10, F11, </text:span></text:span><text:span text:style-name="Definition"><text:span text:style-name="T342">of</text:span></text:span><text:span text:style-name="Definition"><text:span text:style-name="T341"> </text:span></text:span><text:span text:style-name="Definition"><text:span text:style-name="T340">F12</text:span></text:span><text:span text:style-name="T187">.</text:span></text:p></text:note-body></text:note></text:span><text:span text:style-name="T246">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</text:user-field-get></text:span><text:span text:style-name="T126"><text:s/></text:span><text:span text:style-name="Strong_20_Emphasis"><text:span text:style-name="T124"><text:user-field-get text:name="Edition">Desktop</text:user-field-get></text:span></text:span><text:span text:style-name="Strong_20_Emphasis"><text:span text:style-name="T124"><text:s/></text:span></text:span><text:span text:style-name="Strong_20_Emphasis"><text:span text:style-name="T125">L</text:span></text:span><text:span text:style-name="T126">ive</text:span><text:span text:style-name="T126"><text:note text:id="ftn6" text:note-class="footnote"><text:note-citation>2</text:note-citation><text:note-body><text:p text:style-name="P87"><text:span text:style-name="T328">Vanaf ee</text:span>n <text:span text:style-name="T347">L</text:span>ive <text:span text:style-name="T346">USB</text:span><text:span text:style-name="T332">-stick </text:span><text:span text:style-name="T334">(</text:span><text:span text:style-name="T332">of </text:span><text:span text:style-name="T346">DVD</text:span><text:span text:style-name="T334">)</text:span><text:span text:style-name="T22"> </text:span>kunt <text:span text:style-name="T328">u opstarten en</text:span> <text:span text:style-name="T16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enige bestanden op de harde schijf te wijzigen en maakt ook installatie van 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mogelijk.</text:p></text:note-body></text:note></text:span><text:span text:style-name="T126"> </text:span><text:span text:style-name="T129">USB</text:span><text:span text:style-name="T127">-stick</text:span><text:span text:style-name="T127"><text:note text:id="ftn7" text:note-class="footnote"><text:note-citation>3</text:note-citation><text:note-body><text:p text:style-name="P86"><text:span text:style-name="Strong_20_Emphasis"><text:span text:style-name="T161">In een grafische werkomgeving:<text:line-break/></text:span></text:span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35">cd</text:span></text:span><text:span text:style-name="Strong_20_Emphasis"><text:span text:style-name="T162">-beeldbestand</text:span></text:span><text:span text:style-name="Strong_20_Emphasis"><text:span text:style-name="T136"> </text:span></text:span><text:span text:style-name="Strong_20_Emphasis"><text:span text:style-name="T137">(.iso) </text:span></text:span><text:span text:style-name="Strong_20_Emphasis"><text:span text:style-name="T136">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136">, </text:span></text:span><text:span text:style-name="Strong_20_Emphasis"><text:span text:style-name="T138">klik op</text:span></text:span><text:span text:style-name="Strong_20_Emphasis"><text:span text:style-name="T139"> </text:span></text:span><text:span text:style-name="Strong_20_Emphasis"><text:span text:style-name="T168">Ubuntu 2</text:span></text:span><text:span text:style-name="Strong_20_Emphasis"><text:span text:style-name="T169">2</text:span></text:span><text:span text:style-name="Strong_20_Emphasis"><text:span text:style-name="T168">.04... LTS (Jammy Jellyfish)</text:span></text:span><text:span text:style-name="Strong_20_Emphasis"><text:span text:style-name="T139">, </text:span></text:span><text:span text:style-name="Strong_20_Emphasis"><text:span text:style-name="T140">en </text:span></text:span><text:span text:style-name="Strong_20_Emphasis"><text:span text:style-name="T138">klik </text:span></text:span><text:span text:style-name="Strong_20_Emphasis"><text:span text:style-name="T140">vervolgens </text:span></text:span><text:span text:style-name="Strong_20_Emphasis"><text:span text:style-name="T141">achter</text:span></text:span><text:span text:style-name="Strong_20_Emphasis"><text:span text:style-name="T140"> </text:span></text:span><text:span text:style-name="Strong_20_Emphasis"><text:span text:style-name="T174">Desktop</text:span></text:span><text:span text:style-name="Strong_20_Emphasis"><text:span text:style-name="T170"> image</text:span></text:span><text:span text:style-name="Strong_20_Emphasis"><text:span text:style-name="T140"> </text:span></text:span><text:span text:style-name="Strong_20_Emphasis"><text:span text:style-name="T141">op </text:span></text:span><text:span text:style-name="Strong_20_Emphasis"><text:span text:style-name="T167">64-bit PC (AMD64) desktop image</text:span></text:span><text:span text:style-name="Strong_20_Emphasis"><text:span text:style-name="T165">.</text:span></text:span><text:span text:style-name="Strong_20_Emphasis"><text:span text:style-name="T140"><text:line-break/></text:span></text:span><text:span text:style-name="Strong_20_Emphasis"><text:span text:style-name="T138">P</text:span></text:span><text:span text:style-name="Strong_20_Emphasis"><text:span text:style-name="T133">laats </text:span></text:span><text:span text:style-name="Strong_20_Emphasis"><text:span text:style-name="T134">een </text:span></text:span><text:span text:style-name="Strong_20_Emphasis"><text:span text:style-name="T135">usb</text:span></text:span><text:span text:style-name="Strong_20_Emphasis"><text:span text:style-name="T134">-stick </text:span></text:span><text:span text:style-name="Strong_20_Emphasis"><text:span text:style-name="T163">va</text:span></text:span><text:span text:style-name="Strong_20_Emphasis"><text:span text:style-name="T142">n </text:span></text:span><text:span text:style-name="Strong_20_Emphasis"><text:span text:style-name="T143">min</text:span></text:span><text:span text:style-name="Strong_20_Emphasis"><text:span text:style-name="T144">imaal</text:span></text:span><text:span text:style-name="Strong_20_Emphasis"><text:span text:style-name="T143"> </text:span></text:span><text:span text:style-name="Strong_20_Emphasis"><text:span text:style-name="T145">4</text:span></text:span><text:span text:style-name="Strong_20_Emphasis"><text:span text:style-name="T143"> GB. <text:line-break/></text:span></text:span><text:span text:style-name="Strong_20_Emphasis"><text:span text:style-name="T164">Zoek</text:span></text:span><text:span text:style-name="Strong_20_Emphasis"><text:span text:style-name="T143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43"> en klik op het pictogram van</text:span></text:span><text:span text:style-name="Strong_20_Emphasis"><text:span text:style-name="T146"> </text:span></text:span><text:span text:style-name="Strong_20_Emphasis"><text:span text:style-name="T175">Schijven</text:span></text:span><text:span text:style-name="Strong_20_Emphasis"><text:span text:style-name="T147">. Selecteer de </text:span></text:span><text:span text:style-name="Strong_20_Emphasis"><text:span text:style-name="T148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47"> </text:span></text:span><text:span text:style-name="Strong_20_Emphasis"><text:span text:style-name="T173">⋮</text:span></text:span><text:span text:style-name="Strong_20_Emphasis"><text:span text:style-name="T147"> (icoontje met de drie puntjes).</text:span></text:span></text:p><text:p text:style-name="P62"><text:span text:style-name="Strong_20_Emphasis"><text:span text:style-name="T147"><text:tab/>Kies </text:span></text:span><text:span text:style-name="Strong_20_Emphasis"><text:span text:style-name="T173">Schijfkopie terugzetten</text:span></text:span><text:span text:style-name="Strong_20_Emphasis"><text:span text:style-name="T147"> en selecteer </text:span></text:span><text:span text:style-name="Strong_20_Emphasis"><text:span text:style-name="T149">het net</text:span></text:span><text:span text:style-name="Strong_20_Emphasis"><text:span text:style-name="T150"> gedownloade </text:span></text:span><text:span text:style-name="Strong_20_Emphasis"><text:span text:style-name="T151">cd</text:span></text:span><text:span text:style-name="T17">-beeldbestand </text:span><text:span text:style-name="T18">(.iso)</text:span><text:span text:style-name="Strong_20_Emphasis"><text:span text:style-name="T150">.</text:span></text:span></text:p><text:p text:style-name="P64"><text:span text:style-name="Strong_20_Emphasis"><text:span text:style-name="T147"><text:tab/>Klik op </text:span></text:span><text:span text:style-name="Strong_20_Emphasis"><text:span text:style-name="T173">Terugzetten starten</text:span></text:span><text:span text:style-name="Strong_20_Emphasis"><text:span text:style-name="T147"> en vervolgens op </text:span></text:span><text:span text:style-name="Strong_20_Emphasis"><text:span text:style-name="T173">Terugzetten</text:span></text:span><text:span text:style-name="Strong_20_Emphasis"><text:span text:style-name="T152">.<text:line-break/></text:span></text:span><text:span text:style-name="Strong_20_Emphasis"><text:span text:style-name="T153">O</text:span></text:span><text:span text:style-name="Strong_20_Emphasis"><text:span text:style-name="T134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156">) </text:span></text:span><text:span text:style-name="Strong_20_Emphasis"><text:span text:style-name="T157">dat </text:span></text:span><text:span text:style-name="Strong_20_Emphasis"><text:span text:style-name="T134">beschikbaar </text:span></text:span><text:span text:style-name="Strong_20_Emphasis"><text:span text:style-name="T157">is </text:span></text:span><text:span text:style-name="Strong_20_Emphasis"><text:span text:style-name="T134">voor </text:span></text:span><text:span text:style-name="Strong_20_Emphasis"><text:span text:style-name="T147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60">.</text:span></text:span></text:p></text:note-body></text:note></text:span><text:span text:style-name="T126"> </text:span><text:span text:style-name="T128">of </text:span><text:span text:style-name="T129">DVD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3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5">Selecteer</text:span></text:span><text:span text:style-name="Strong_20_Emphasis"><text:span text:style-name="T50"> </text:span></text:span><text:span text:style-name="Strong_20_Emphasis"><text:span text:style-name="T110">Try or Install Ubuntu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30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3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8">Bij</text:span><text:span text:style-name="T281"> </text:span><text:span text:style-name="Strong_20_Emphasis"><text:span text:style-name="T281">Wie bent u?</text:span></text:span><text:span text:style-name="T281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7">V</text:span><text:span text:style-name="T282">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 </text:span></text:span><text:span text:style-name="Strong_20_Emphasis"><text:span text:style-name="T277">en</text:span></text:span><text:span text:style-name="Strong_20_Emphasis"><text:span text:style-name="T274">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0">wachtwoord</text:span></text:span><text:span text:style-name="Strong_20_Emphasis"><text:span text:style-name="T273">.</text:span></text:span></text:p>
          </table:table-cell>
        </table:table-row>
      </table:table>
      <text:p text:style-name="P46"><text:span text:style-name="Strong_20_Emphasis"><text:span text:style-name="T100"/></text:span></text:p>
      <text:list xml:id="list122910076229958" text:continue-numbering="true" text:style-name="L1">
        <text:list-item>
          <text:p text:style-name="P94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47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1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7"><draw:control text:anchor-type="as-char" draw:z-index="21" draw:name="Vorm13_1" draw:style-name="gr1" draw:text-style-name="P9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8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8" text:note-class="footnote"><text:note-citation>1</text:note-citation><text:note-body><text:p text:style-name="P63"><text:span text:style-name="T336">Debian-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2">D</text:span></text:span><text:span text:style-name="Strong_20_Emphasis"><text:span text:style-name="T75">ruk</text:span></text:span><text:span text:style-name="Strong_20_Emphasis"><text:span text:style-name="T62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68"><text:note text:id="ftn9" text:note-class="footnote"><text:note-citation>2</text:note-citation><text:note-body><text:p text:style-name="P43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7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2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7">2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3 -</text:span></text:span><text:span text:style-name="Strong_20_Emphasis"><text:span text:style-name="T102"> </text:span></text:span><text:span text:style-name="Strong_20_Emphasis"><text:span text:style-name="T120">Installatie</text:span></text:span><text:span text:style-name="Strong_20_Emphasis"><text:span text:style-name="T121"> </text:span></text:span><text:span text:style-name="Strong_20_Emphasis"><text:span text:style-name="T122">afronden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7"><text:span text:style-name="Strong_20_Emphasis"><text:span text:style-name="T49"><text:tab/></text:span></text:span></text:p>
      <text:p text:style-name="P48"><text:span text:style-name="Strong_20_Emphasis"><text:span text:style-name="T72"/></text:span></text:p>
      <text:p text:style-name="P49"><text:span text:style-name="Strong_20_Emphasis"><text:span text:style-name="T61"/></text:span></text:p>
      <text:list xml:id="list122908488833576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19" draw:name="Vorm40_ 1" draw:style-name="gr1" draw:text-style-name="P98" svg:width="0.35cm" svg:height="0.35cm" draw:control="control20"/></text:span></text:span></text:p>
          </table:table-cell>
          <table:table-cell table:style-name="Tabel2.D1" office:value-type="string">
            <text:p text:style-name="P18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82"><text:note text:id="ftn10" text:note-class="footnote"><text:note-citation>1</text:note-citation><text:note-body><text:p text:style-name="P59"><text:span text:style-name="User_20_Entry"><text:span text:style-name="T191">E</text:span></text:span><text:span text:style-name="User_20_Entry"><text:span text:style-name="T193">ventuele extra </text:span></text:span><text:span text:style-name="Definition"><text:span text:style-name="T344">gebruiker</text:span></text:span><text:span text:style-name="User_20_Entry"><text:span text:style-name="T192">s</text:span></text:span><text:span text:style-name="User_20_Entry"><text:span text:style-name="T193"> aanmelden en dezelfde stappen uitvoeren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7"><draw:control text:anchor-type="as-char" draw:z-index="22" draw:name="Vorm13_ 1" draw:style-name="gr1" draw:text-style-name="P98" svg:width="0.35cm" svg:height="0.35cm" draw:control="control23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20" draw:name="Vorm40_ 2" draw:style-name="gr1" draw:text-style-name="P98" svg:width="0.35cm" svg:height="0.35cm" draw:control="control21"/></text:span></text:span></text:p>
          </table:table-cell>
          <table:table-cell table:style-name="Tabel2.D5" office:value-type="string">
            <text:p text:style-name="P17"><text:span text:style-name="Strong_20_Emphasis"><text:span text:style-name="T83">R</text:span></text:span><text:span text:style-name="Strong_20_Emphasis"><text:span text:style-name="T84">icht </text:span></text:span><text:span text:style-name="Strong_20_Emphasis"><text:span text:style-name="T85">de </text:span></text:span><text:span text:style-name="Strong_20_Emphasis"><text:span text:style-name="T94">gebruiker</text:span></text:span><text:span text:style-name="Strong_20_Emphasis"><text:span text:style-name="T84"> </text:span></text:span><text:span text:style-name="Strong_20_Emphasis"><text:span text:style-name="T86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3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6"><text:note text:id="ftn11" text:note-class="footnote"><text:note-citation>2</text:note-citation><text:note-body><text:p text:style-name="P44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4 - </text:span></text:span><text:span text:style-name="Strong_20_Emphasis"><text:span text:style-name="T106">Gebruiker inrichten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6"><text:span text:style-name="Strong_20_Emphasis"><text:span text:style-name="T87"/></text:span></text:p>
      <text:p text:style-name="P41"/>
      <text:p text:style-name="P30"><text:span text:style-name="T202">E</text:span><text:span text:style-name="T203">inde c</text:span><text:span text:style-name="T204">hecklist, </text:span><text:span text:style-name="T205">d</text:span><text:span text:style-name="T204">e installatie van </text:span><text:span text:style-name="Strong_20_Emphasis"><text:span text:style-name="T221"><text:user-field-get text:name="Distro">Ubuntu</text:user-field-get></text:span></text:span><text:span text:style-name="T206"><text:s/></text:span><text:span text:style-name="T207"><text:user-field-get text:name="Version">22.04</text:user-field-get></text:span><text:span text:style-name="Strong_20_Emphasis"><text:span text:style-name="T222"><text:s/></text:span></text:span><text:span text:style-name="Strong_20_Emphasis"><text:span text:style-name="T220">LTS</text:span></text:span><text:span text:style-name="T45"> 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T204">is voltooid.</text:span></text:p>
      <text:p text:style-name="P11"/>
      <text:p text:style-name="P6"><text:span text:style-name="Emphasis"><text:span text:style-name="T292">Geschreven </text:span></text:span><text:span text:style-name="Emphasis"><text:span text:style-name="T290">d</text:span></text:span><text:span text:style-name="Emphasis"><text:span text:style-name="T29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4">CC0 1.0 Universeel</text:span></text:span></text:a><text:span text:style-name="Emphasis"><text:span text:style-name="T292">,</text:span></text:span><text:span text:style-name="Emphasis"><text:span text:style-name="T289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1">-</text:span></text:span><text:span text:style-name="Emphasis"><text:span text:style-name="T291"><text:date style:data-style-name="N10107" text:date-value="2023-08-13T12:29:08.309487104">2023</text:date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3T12:29:07.982426919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29:07.649815890</dc:date>
    <meta:keyword>Installatie</meta:keyword>
    <meta:keyword>Checklist</meta:keyword>
    <meta:keyword>Linux</meta:keyword>
    <meta:editing-cycles>6738</meta:editing-cycles>
    <meta:editing-duration>P11DT21H47M18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5" meta:word-count="622" meta:character-count="4300" meta:non-whitespace-character-count="3726"/>
    <meta:user-defined meta:name="Info 1"/>
    <meta:user-defined meta:name="Info 2"/>
    <meta:user-defined meta:name="Info 3"/>
    <meta:user-defined meta:name="Info 4"/>
  </office:meta>
</office:document-meta>
</file>